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style:min-row-height="1.00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2" style:family="table-row">
      <style:table-row-properties style:min-row-height="0.9cm"/>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3" style:family="table-row">
      <style:table-row-properties style:min-row-height="1.402cm"/>
    </style:style>
    <style:style style:name="Table1.4" style:family="table-row">
      <style:table-row-properties style:min-row-height="0.829cm"/>
    </style:style>
    <style:style style:name="Table1.5" style:family="table-row">
      <style:table-row-properties style:min-row-height="1.508cm"/>
    </style:style>
    <style:style style:name="P1" style:family="paragraph" style:parent-style-name="Text_20_body">
      <style:text-properties fo:font-size="13pt" fo:font-weight="bold" style:font-size-asian="13pt" style:font-weight-asian="bold" style:font-size-complex="13pt" style:font-weight-complex="bold"/>
    </style:style>
    <style:style style:name="P2" style:family="paragraph" style:parent-style-name="Text_20_body">
      <style:text-properties fo:font-size="13pt" fo:font-weight="bold" officeooo:paragraph-rsid="001e4a44" style:font-size-asian="13pt" style:font-weight-asian="bold" style:font-size-complex="13pt" style:font-weight-complex="bold"/>
    </style:style>
    <style:style style:name="P3" style:family="paragraph" style:parent-style-name="Text_20_body">
      <style:text-properties fo:font-size="13pt" fo:font-weight="bold" officeooo:rsid="001e4a44" officeooo:paragraph-rsid="001e4a44" style:font-size-asian="13pt" style:font-weight-asian="bold" style:font-size-complex="13pt" style:font-weight-complex="bold"/>
    </style:style>
    <style:style style:name="P4" style:family="paragraph" style:parent-style-name="Text_20_body">
      <style:paragraph-properties fo:line-height="100%"/>
      <style:text-properties fo:font-size="13pt" fo:font-weight="bold" officeooo:paragraph-rsid="001e4a44" style:font-size-asian="13pt" style:font-weight-asian="bold" style:font-size-complex="13pt" style:font-weight-complex="bold"/>
    </style:style>
    <style:style style:name="P5" style:family="paragraph" style:parent-style-name="Text_20_body">
      <style:text-properties fo:font-size="13pt" fo:font-weight="normal" officeooo:rsid="00208136" officeooo:paragraph-rsid="00208136" style:font-size-asian="13pt" style:font-weight-asian="normal" style:font-size-complex="13pt" style:font-weight-complex="normal"/>
    </style:style>
    <style:style style:name="P6" style:family="paragraph" style:parent-style-name="Text_20_body">
      <style:paragraph-properties fo:line-height="100%" fo:text-align="justify" style:justify-single-word="false"/>
      <style:text-properties fo:font-size="13pt" fo:font-weight="normal" officeooo:rsid="0033f063" officeooo:paragraph-rsid="002a6a6a" style:font-size-asian="13pt" style:font-weight-asian="normal" style:font-size-complex="13pt" style:font-weight-complex="normal"/>
    </style:style>
    <style:style style:name="P7" style:family="paragraph" style:parent-style-name="Text_20_body">
      <style:paragraph-properties fo:margin-top="0cm" fo:margin-bottom="0cm" loext:contextual-spacing="false"/>
      <style:text-properties fo:font-size="13pt" fo:font-weight="bold" officeooo:rsid="00261def" officeooo:paragraph-rsid="00261def" style:font-size-asian="13pt" style:font-weight-asian="bold" style:font-size-complex="13pt" style:font-weight-complex="bold"/>
    </style:style>
    <style:style style:name="P8" style:family="paragraph" style:parent-style-name="Text_20_body">
      <style:paragraph-properties fo:margin-top="0cm" fo:margin-bottom="0cm" loext:contextual-spacing="false" fo:line-height="100%"/>
      <style:text-properties fo:font-size="13pt" fo:font-weight="bold" officeooo:paragraph-rsid="001e4a44" style:font-size-asian="13pt" style:font-weight-asian="bold" style:font-size-complex="13pt" style:font-weight-complex="bold"/>
    </style:style>
    <style:style style:name="P9" style:family="paragraph" style:parent-style-name="Text_20_body">
      <style:paragraph-properties fo:margin-top="0cm" fo:margin-bottom="0cm" loext:contextual-spacing="false"/>
      <style:text-properties fo:font-size="13pt" fo:font-weight="normal" officeooo:rsid="00261def" officeooo:paragraph-rsid="00261def" style:font-size-asian="13pt" style:font-weight-asian="normal" style:font-size-complex="13pt" style:font-weight-complex="normal"/>
    </style:style>
    <style:style style:name="P10" style:family="paragraph" style:parent-style-name="Text_20_body">
      <style:paragraph-properties fo:margin-top="0cm" fo:margin-bottom="0cm" loext:contextual-spacing="false"/>
      <style:text-properties fo:font-size="13pt" fo:font-weight="normal" officeooo:rsid="00262301" officeooo:paragraph-rsid="00262301" style:font-size-asian="13pt" style:font-weight-asian="normal" style:font-size-complex="13pt" style:font-weight-complex="normal"/>
    </style:style>
    <style:style style:name="P11" style:family="paragraph" style:parent-style-name="Text_20_body">
      <style:paragraph-properties fo:margin-top="0cm" fo:margin-bottom="0cm" loext:contextual-spacing="false" fo:line-height="100%"/>
      <style:text-properties fo:font-size="13pt" fo:font-weight="normal" officeooo:rsid="002d92e9" officeooo:paragraph-rsid="002d92e9" style:font-size-asian="13pt" style:font-weight-asian="normal" style:font-size-complex="13pt" style:font-weight-complex="normal"/>
    </style:style>
    <style:style style:name="P12" style:family="paragraph" style:parent-style-name="Text_20_body">
      <style:paragraph-properties fo:margin-top="0cm" fo:margin-bottom="0cm" loext:contextual-spacing="false" fo:line-height="100%" fo:text-align="justify" style:justify-single-word="false"/>
      <style:text-properties fo:font-size="13pt" officeooo:paragraph-rsid="0030227e" style:font-size-asian="13pt" style:font-size-complex="13pt"/>
    </style:style>
    <style:style style:name="P13" style:family="paragraph" style:parent-style-name="Text_20_body">
      <style:paragraph-properties fo:margin-top="0cm" fo:margin-bottom="0cm" loext:contextual-spacing="false" fo:line-height="100%" fo:text-align="justify" style:justify-single-word="false"/>
      <style:text-properties fo:font-size="13pt" officeooo:paragraph-rsid="0032609e" style:font-size-asian="13pt" style:font-size-complex="13pt"/>
    </style:style>
    <style:style style:name="P14" style:family="paragraph" style:parent-style-name="Text_20_body">
      <style:paragraph-properties fo:margin-top="0cm" fo:margin-bottom="0cm" loext:contextual-spacing="false" fo:line-height="100%" fo:text-align="justify" style:justify-single-word="false"/>
      <style:text-properties fo:font-size="13pt" style:text-underline-style="solid" style:text-underline-width="auto" style:text-underline-color="font-color" fo:font-weight="bold" officeooo:rsid="0031667b" officeooo:paragraph-rsid="0031667b" style:font-size-asian="13pt" style:font-weight-asian="bold" style:font-size-complex="13pt" style:font-weight-complex="bold"/>
    </style:style>
    <style:style style:name="P15" style:family="paragraph" style:parent-style-name="Text_20_body">
      <style:paragraph-properties fo:margin-top="0cm" fo:margin-bottom="0cm" loext:contextual-spacing="false" fo:line-height="100%"/>
      <style:text-properties fo:font-size="13pt" style:text-underline-style="none" fo:font-weight="normal" officeooo:rsid="0033a3fd" officeooo:paragraph-rsid="0033a3fd" style:font-size-asian="13pt" style:font-weight-asian="normal" style:font-size-complex="13pt" style:font-weight-complex="normal"/>
    </style:style>
    <style:style style:name="P16" style:family="paragraph" style:parent-style-name="Text_20_body">
      <style:paragraph-properties fo:margin-top="0cm" fo:margin-bottom="0cm" loext:contextual-spacing="false"/>
      <style:text-properties officeooo:paragraph-rsid="00262301"/>
    </style:style>
    <style:style style:name="P17" style:family="paragraph" style:parent-style-name="Text_20_body">
      <style:paragraph-properties fo:margin-top="0cm" fo:margin-bottom="0cm" loext:contextual-spacing="false"/>
      <style:text-properties officeooo:paragraph-rsid="0026576d"/>
    </style:style>
    <style:style style:name="P18" style:family="paragraph" style:parent-style-name="Text_20_body">
      <style:paragraph-properties fo:margin-top="0cm" fo:margin-bottom="0cm" loext:contextual-spacing="false"/>
      <style:text-properties officeooo:paragraph-rsid="0026de02"/>
    </style:style>
    <style:style style:name="P19" style:family="paragraph" style:parent-style-name="Text_20_body">
      <style:paragraph-properties fo:margin-top="0cm" fo:margin-bottom="0cm" loext:contextual-spacing="false"/>
      <style:text-properties officeooo:paragraph-rsid="0029df8c"/>
    </style:style>
    <style:style style:name="P20" style:family="paragraph" style:parent-style-name="Text_20_body">
      <style:paragraph-properties fo:margin-top="0cm" fo:margin-bottom="0cm" loext:contextual-spacing="false"/>
      <style:text-properties officeooo:paragraph-rsid="002a6a6a"/>
    </style:style>
    <style:style style:name="P21" style:family="paragraph" style:parent-style-name="Text_20_body">
      <style:paragraph-properties fo:margin-top="0cm" fo:margin-bottom="0cm" loext:contextual-spacing="false" fo:line-height="100%" fo:text-align="justify" style:justify-single-word="false"/>
      <style:text-properties fo:font-weight="bold" officeooo:rsid="0033bed1" officeooo:paragraph-rsid="002ae8ad" style:font-weight-asian="bold" style:font-weight-complex="bold"/>
    </style:style>
    <style:style style:name="P22" style:family="paragraph" style:parent-style-name="Text_20_body">
      <style:paragraph-properties fo:margin-top="0cm" fo:margin-bottom="0cm" loext:contextual-spacing="false" fo:line-height="100%" fo:text-align="justify" style:justify-single-word="false"/>
      <style:text-properties fo:font-weight="bold" officeooo:rsid="002c2ba3" officeooo:paragraph-rsid="002c2ba3" style:font-weight-asian="bold" style:font-weight-complex="bold"/>
    </style:style>
    <style:style style:name="P23" style:family="paragraph" style:parent-style-name="Text_20_body">
      <style:paragraph-properties fo:margin-top="0cm" fo:margin-bottom="0cm" loext:contextual-spacing="false" fo:line-height="100%" fo:text-align="justify" style:justify-single-word="false"/>
      <style:text-properties fo:font-weight="normal" officeooo:rsid="0033f063" officeooo:paragraph-rsid="002a6a6a" style:font-weight-asian="normal" style:font-weight-complex="normal"/>
    </style:style>
    <style:style style:name="P24" style:family="paragraph" style:parent-style-name="Text_20_body">
      <style:paragraph-properties fo:margin-top="0cm" fo:margin-bottom="0cm" loext:contextual-spacing="false" fo:line-height="100%" fo:text-align="justify" style:justify-single-word="false"/>
      <style:text-properties fo:font-weight="normal" officeooo:rsid="002c2ba3" officeooo:paragraph-rsid="002c2ba3" style:font-weight-asian="normal" style:font-weight-complex="normal"/>
    </style:style>
    <style:style style:name="P25" style:family="paragraph" style:parent-style-name="Table_20_Contents">
      <style:paragraph-properties fo:text-align="center" style:justify-single-word="false"/>
      <style:text-properties fo:font-size="13pt" officeooo:rsid="00247fb9" officeooo:paragraph-rsid="00247fb9" style:font-size-asian="13pt" style:font-size-complex="13pt"/>
    </style:style>
    <style:style style:name="P26" style:family="paragraph" style:parent-style-name="Table_20_Contents">
      <style:text-properties fo:font-size="13pt" officeooo:rsid="00247fb9" officeooo:paragraph-rsid="00247fb9" style:font-size-asian="13pt" style:font-size-complex="13pt"/>
    </style:style>
    <style:style style:name="P27" style:family="paragraph" style:parent-style-name="Table_20_Contents">
      <style:text-properties officeooo:paragraph-rsid="00247fb9"/>
    </style:style>
    <style:style style:name="P28" style:family="paragraph" style:parent-style-name="Heading_20_2">
      <style:paragraph-properties fo:line-height="100%"/>
      <style:text-properties fo:font-size="13pt" style:text-underline-style="solid" style:text-underline-width="auto" style:text-underline-color="font-color" fo:font-weight="bold" officeooo:paragraph-rsid="001e4a44" style:font-size-asian="13pt" style:font-weight-asian="bold" style:font-size-complex="13pt" style:font-weight-complex="bold"/>
    </style:style>
    <style:style style:name="P29" style:family="paragraph" style:parent-style-name="Text_20_body">
      <style:paragraph-properties fo:margin-top="0.101cm" fo:margin-bottom="0.146cm" loext:contextual-spacing="false" fo:line-height="100%"/>
      <style:text-properties officeooo:paragraph-rsid="002d92e9"/>
    </style:style>
    <style:style style:name="P30" style:family="paragraph" style:parent-style-name="Text_20_body">
      <style:paragraph-properties fo:margin-top="0.101cm" fo:margin-bottom="0.146cm" loext:contextual-spacing="false" fo:line-height="100%"/>
      <style:text-properties officeooo:paragraph-rsid="00341509"/>
    </style:style>
    <style:style style:name="P31" style:family="paragraph" style:parent-style-name="Text_20_body">
      <style:paragraph-properties fo:margin-top="0.101cm" fo:margin-bottom="0.146cm" loext:contextual-spacing="false" fo:line-height="100%"/>
      <style:text-properties fo:font-size="13pt" fo:font-weight="normal" officeooo:rsid="002efe07" officeooo:paragraph-rsid="002efe07" style:font-size-asian="13pt" style:font-weight-asian="normal" style:font-size-complex="13pt" style:font-weight-complex="normal"/>
    </style:style>
    <style:style style:name="P32" style:family="paragraph" style:parent-style-name="Text_20_body">
      <style:paragraph-properties fo:margin-top="0.101cm" fo:margin-bottom="0.146cm" loext:contextual-spacing="false" fo:line-height="100%"/>
      <style:text-properties fo:font-size="13pt" fo:font-weight="bold" officeooo:paragraph-rsid="001e4a44" style:font-size-asian="13pt" style:font-weight-asian="bold" style:font-size-complex="13pt" style:font-weight-complex="bold"/>
    </style:style>
    <style:style style:name="P33" style:family="paragraph" style:parent-style-name="Text_20_body">
      <style:paragraph-properties fo:margin-top="0.101cm" fo:margin-bottom="0.146cm" loext:contextual-spacing="false" fo:line-height="100%"/>
      <style:text-properties officeooo:rsid="00341509" officeooo:paragraph-rsid="00341509"/>
    </style:style>
    <style:style style:name="P34" style:family="paragraph" style:parent-style-name="Text_20_body">
      <style:paragraph-properties fo:margin-top="0cm" fo:margin-bottom="0cm" loext:contextual-spacing="false"/>
      <style:text-properties fo:font-size="13pt" fo:font-weight="bold" officeooo:paragraph-rsid="002a6a6a" style:font-size-asian="13pt" style:font-weight-asian="bold" style:font-size-complex="13pt" style:font-weight-complex="bold"/>
    </style:style>
    <style:style style:name="P35" style:family="paragraph" style:parent-style-name="Text_20_body" style:list-style-name="L1">
      <style:paragraph-properties fo:margin-top="0cm" fo:margin-bottom="0cm" loext:contextual-spacing="false" fo:line-height="100%"/>
      <style:text-properties fo:font-size="13pt" style:font-size-asian="13pt" style:font-size-complex="13pt"/>
    </style:style>
    <style:style style:name="P36" style:family="paragraph" style:parent-style-name="Text_20_body" style:list-style-name="L1">
      <style:paragraph-properties fo:margin-top="0cm" fo:margin-bottom="0cm" loext:contextual-spacing="false" fo:line-height="100%"/>
    </style:style>
    <style:style style:name="P37" style:family="paragraph" style:parent-style-name="Text_20_body" style:list-style-name="L1">
      <style:paragraph-properties fo:line-height="100%"/>
      <style:text-properties officeooo:paragraph-rsid="0039127f"/>
    </style:style>
    <style:style style:name="T1" style:family="text">
      <style:text-properties officeooo:rsid="001e4a44"/>
    </style:style>
    <style:style style:name="T2" style:family="text">
      <style:text-properties fo:font-size="13pt" style:font-size-asian="13pt" style:font-size-complex="13pt"/>
    </style:style>
    <style:style style:name="T3" style:family="text">
      <style:text-properties fo:font-size="13pt" officeooo:rsid="00247fb9" style:font-size-asian="13pt" style:font-size-complex="13pt"/>
    </style:style>
    <style:style style:name="T4" style:family="text">
      <style:text-properties fo:font-size="13pt" fo:font-weight="normal" officeooo:rsid="00262301" style:font-size-asian="13pt" style:font-weight-asian="normal" style:font-size-complex="13pt" style:font-weight-complex="normal"/>
    </style:style>
    <style:style style:name="T5" style:family="text">
      <style:text-properties fo:font-size="13pt" fo:font-weight="normal" officeooo:rsid="00341509" style:font-size-asian="13pt" style:font-weight-asian="normal" style:font-size-complex="13pt" style:font-weight-complex="normal"/>
    </style:style>
    <style:style style:name="T6" style:family="text">
      <style:text-properties fo:font-size="13pt" fo:font-weight="normal" officeooo:rsid="002d92e9" style:font-size-asian="13pt" style:font-weight-asian="normal" style:font-size-complex="13pt" style:font-weight-complex="normal"/>
    </style:style>
    <style:style style:name="T7" style:family="text">
      <style:text-properties fo:font-size="13pt" fo:font-weight="normal" officeooo:rsid="002b465f" style:font-size-asian="13pt" style:font-weight-asian="normal" style:font-size-complex="13pt" style:font-weight-complex="normal"/>
    </style:style>
    <style:style style:name="T8" style:family="text">
      <style:text-properties fo:font-size="13pt" fo:font-weight="bold" style:font-size-asian="13pt" style:font-weight-asian="bold" style:font-size-complex="13pt" style:font-weight-complex="bold"/>
    </style:style>
    <style:style style:name="T9" style:family="text">
      <style:text-properties fo:font-size="13pt" fo:font-weight="bold" officeooo:rsid="001e4a44" style:font-size-asian="13pt" style:font-weight-asian="bold" style:font-size-complex="13pt" style:font-weight-complex="bold"/>
    </style:style>
    <style:style style:name="T10" style:family="text">
      <style:text-properties fo:font-size="13pt" fo:font-weight="bold" officeooo:rsid="002b465f" style:font-size-asian="13pt" style:font-weight-asian="bold" style:font-size-complex="13pt" style:font-weight-complex="bold"/>
    </style:style>
    <style:style style:name="T11" style:family="text">
      <style:text-properties officeooo:rsid="00262301"/>
    </style:style>
    <style:style style:name="T12" style:family="text">
      <style:text-properties officeooo:rsid="0026576d"/>
    </style:style>
    <style:style style:name="T13" style:family="text">
      <style:text-properties officeooo:rsid="0026de02"/>
    </style:style>
    <style:style style:name="T14" style:family="text">
      <style:text-properties officeooo:rsid="0029df8c"/>
    </style:style>
    <style:style style:name="T15" style:family="text">
      <style:text-properties officeooo:rsid="002a6a6a"/>
    </style:style>
    <style:style style:name="T16" style:family="text">
      <style:text-properties fo:font-weight="bold" officeooo:rsid="0032609e" style:font-weight-asian="bold" style:font-weight-complex="bold"/>
    </style:style>
    <style:style style:name="T17" style:family="text">
      <style:text-properties fo:font-weight="bold" officeooo:rsid="002a16cd"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33f063" style:font-weight-asian="normal" style:font-weight-complex="normal"/>
    </style:style>
    <style:style style:name="T20" style:family="text">
      <style:text-properties fo:font-weight="normal" officeooo:rsid="002ae8ad" style:font-weight-asian="normal" style:font-weight-complex="normal"/>
    </style:style>
    <style:style style:name="T21" style:family="text">
      <style:text-properties fo:font-weight="normal" officeooo:rsid="002c2ba3" style:font-weight-asian="normal" style:font-weight-complex="normal"/>
    </style:style>
    <style:style style:name="T22" style:family="text">
      <style:text-properties fo:font-weight="normal" officeooo:rsid="0032609e" style:font-weight-asian="normal" style:font-weight-complex="normal"/>
    </style:style>
    <style:style style:name="T23" style:family="text">
      <style:text-properties fo:font-weight="normal" officeooo:rsid="0030227e" style:font-weight-asian="normal" style:font-weight-complex="normal"/>
    </style:style>
    <style:style style:name="T24" style:family="text">
      <style:text-properties fo:font-weight="normal" officeooo:rsid="002b465f" style:font-weight-asian="normal" style:font-weight-complex="normal"/>
    </style:style>
    <style:style style:name="T25" style:family="text">
      <style:text-properties fo:font-weight="normal" officeooo:rsid="0028ea54" style:font-weight-asian="normal" style:font-weight-complex="normal"/>
    </style:style>
    <style:style style:name="T26" style:family="text">
      <style:text-properties fo:font-weight="normal" officeooo:rsid="002a16cd" style:font-weight-asian="normal" style:font-weight-complex="normal"/>
    </style:style>
    <style:style style:name="T27" style:family="text">
      <style:text-properties officeooo:rsid="002c2ba3"/>
    </style:style>
    <style:style style:name="T28" style:family="text">
      <style:text-properties officeooo:rsid="0031667b"/>
    </style:style>
    <style:style style:name="T29" style:family="text">
      <style:text-properties officeooo:rsid="0032609e"/>
    </style:style>
    <style:style style:name="T30" style:family="text">
      <style:text-properties officeooo:rsid="00341509"/>
    </style:style>
    <style:style style:name="T31" style:family="text">
      <style:text-properties fo:color="#000000" fo:font-size="13pt" fo:font-weight="normal" officeooo:rsid="002d92e9" style:font-size-asian="13pt" style:font-weight-asian="normal" style:font-size-complex="13pt" style:font-weight-complex="normal"/>
    </style:style>
    <style:style style:name="T32" style:family="text">
      <style:text-properties fo:color="#000000" fo:font-size="13pt" fo:font-weight="normal" officeooo:rsid="00341509" style:font-size-asian="13pt" style:font-weight-asian="normal" style:font-size-complex="13pt" style:font-weight-complex="normal"/>
    </style:style>
    <style:style style:name="T33" style:family="text">
      <style:text-properties fo:color="#000000" fo:font-size="13pt" fo:font-weight="normal" style:font-size-asian="11.3500003814697pt" style:font-weight-asian="normal" style:font-size-complex="13pt" style:font-weight-complex="normal"/>
    </style:style>
    <style:style style:name="T34" style:family="text">
      <style:text-properties fo:color="#000000" fo:font-size="13pt" fo:font-weight="normal" officeooo:rsid="00341509" style:font-size-asian="11.3500003814697pt" style:font-weight-asian="normal" style:font-size-complex="13pt" style:font-weight-complex="normal"/>
    </style:style>
    <style:style style:name="T35" style:family="text">
      <style:text-properties fo:color="#000000" fo:font-size="13pt" style:text-underline-style="none" fo:font-weight="normal" style:font-size-asian="11.3500003814697pt" style:font-weight-asian="normal" style:font-size-complex="13pt" style:font-weight-complex="normal"/>
    </style:style>
    <style:style style:name="T36" style:family="text">
      <style:text-properties fo:color="#000000" fo:font-size="13pt" style:text-underline-style="none" fo:font-weight="normal" officeooo:rsid="00341509" style:font-size-asian="11.3500003814697pt" style:font-weight-asian="normal" style:font-size-complex="13pt" style:font-weight-complex="normal"/>
    </style:style>
    <style:style style:name="T37" style:family="text">
      <style:text-properties officeooo:rsid="002b465f"/>
    </style:style>
    <style:style style:name="T38" style:family="text">
      <style:text-properties officeooo:rsid="002a16cd"/>
    </style:style>
    <style:style style:name="T39" style:family="text">
      <style:text-properties officeooo:rsid="0028ea54"/>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text:span>What is usability testing in web testing?</text:p>
      <text:p text:style-name="P5">Ans.Usability testing is a measure how easy to use and user friendly a system is, how easily the system can be used by the end user.This testing mainly focus on users ease to use the application ,flexibility in handling controls and the ability of system to meet its objectives.Usability testing is also called user experience testing.The design is important how good the product looks.Usability testing determines whether an application is useful,findable,accessible,usable,desirable. </text:p>
      <text:p text:style-name="P1"/>
      <text:p text:style-name="P3">2.Explain the difference between HTTP and HTTPS? </text:p>
      <table:table table:name="Table1" table:style-name="Table1">
        <table:table-column table:style-name="Table1.A"/>
        <table:table-column table:style-name="Table1.B"/>
        <table:table-row table:style-name="Table1.1">
          <table:table-cell table:style-name="Table1.A1" office:value-type="string">
            <text:p text:style-name="P25">HTTP</text:p>
          </table:table-cell>
          <table:table-cell table:style-name="Table1.B1" office:value-type="string">
            <text:p text:style-name="P25">HTTPS</text:p>
          </table:table-cell>
        </table:table-row>
        <table:table-row table:style-name="Table1.2">
          <table:table-cell table:style-name="Table1.A2" office:value-type="string">
            <text:p text:style-name="P27"><text:span text:style-name="T3">1.</text:span>It is hypertext transfer protocol. </text:p>
          </table:table-cell>
          <table:table-cell table:style-name="Table1.B2" office:value-type="string">
            <text:p text:style-name="P27"><text:span text:style-name="T3">1.</text:span>It is hypertext transfer protocol with secure. </text:p>
          </table:table-cell>
        </table:table-row>
        <table:table-row table:style-name="Table1.3">
          <table:table-cell table:style-name="Table1.A2" office:value-type="string">
            <text:p text:style-name="P27"><text:span text:style-name="T3">2.</text:span>It is less secure as the data can be vulnerable to hackers. </text:p>
          </table:table-cell>
          <table:table-cell table:style-name="Table1.B2" office:value-type="string">
            <text:p text:style-name="P27"><text:span text:style-name="T3">2.</text:span>It is designed to prevent hackers from accessing critical information. It is secure against such attacks. </text:p>
          </table:table-cell>
        </table:table-row>
        <table:table-row table:style-name="Table1.4">
          <table:table-cell table:style-name="Table1.A2" office:value-type="string">
            <text:p text:style-name="P27"><text:span text:style-name="T3">3.</text:span>It uses port 80 by default.</text:p>
          </table:table-cell>
          <table:table-cell table:style-name="Table1.B2" office:value-type="string">
            <text:p text:style-name="P27"><text:span text:style-name="T3">3.</text:span>It was use port 443 by default. </text:p>
          </table:table-cell>
        </table:table-row>
        <table:table-row table:style-name="Table1.5">
          <table:table-cell table:style-name="Table1.A2" office:value-type="string">
            <text:p text:style-name="P27"><text:span text:style-name="T3">4.</text:span>HTTP website doesn't use encryption. </text:p>
          </table:table-cell>
          <table:table-cell table:style-name="Table1.B2" office:value-type="string">
            <text:p text:style-name="P27"><text:span text:style-name="T3">4.</text:span>HTTPS websites use data encryption.</text:p>
          </table:table-cell>
        </table:table-row>
        <table:table-row table:style-name="Table1.5">
          <table:table-cell table:style-name="Table1.A2" office:value-type="string">
            <text:p text:style-name="P27"><text:span text:style-name="T3">5.</text:span>HTTP website do not need SSL. </text:p>
          </table:table-cell>
          <table:table-cell table:style-name="Table1.B2" office:value-type="string">
            <text:p text:style-name="P27"><text:span text:style-name="T3">5.</text:span>HTTPS requires SSL certificate. </text:p>
          </table:table-cell>
        </table:table-row>
        <table:table-row table:style-name="Table1.3">
          <table:table-cell table:style-name="Table1.A2" office:value-type="string">
            <text:p text:style-name="P27"><text:span text:style-name="T3">6.</text:span>HTTP Works at Application Layer.</text:p>
          </table:table-cell>
          <table:table-cell table:style-name="Table1.B2" office:value-type="string">
            <text:p text:style-name="P26">6.HTTPS works at Transport Layer.</text:p>
          </table:table-cell>
        </table:table-row>
      </table:table>
      <text:p text:style-name="P2"/>
      <text:p text:style-name="P2"/>
      <text:p text:style-name="P2"><text:span text:style-name="T1">3.</text:span>Write the test scenarios for testing a web site? </text:p>
      <text:p text:style-name="P7">Test Scenerio:</text:p>
      <text:p text:style-name="P9">1.All mandatory fields should be validated and indicated by an asterisk symbol.</text:p>
      <text:p text:style-name="P9">2.Appropriate error message should be displayed for incorrect validations.</text:p>
      <text:p text:style-name="P9">3.All the text fields <text:span text:style-name="T11">must be empty initially.</text:span></text:p>
      <text:p text:style-name="P10">4.Before deleting or updating any record on a page confirmation should be asked.</text:p>
      <text:p text:style-name="P10">5.Check fro the cookies used in application.</text:p>
      <text:p text:style-name="P16"><text:span text:style-name="T4">6.</text:span>Check all pages for broken images <text:span text:style-name="T11">and </text:span>broken links.</text:p>
      <text:p text:style-name="P16"><text:span text:style-name="T11">7.</text:span>Check for Next, Previous, First and Last page pagination functionality.</text:p>
      <text:p text:style-name="P17"><text:span text:style-name="T12">8.</text:span>Check if all the columns are visible and a horizontal scrollbar is enabled if necessary.</text:p>
      <text:p text:style-name="P17"><text:span text:style-name="T12">9.</text:span>Check the database query execution time.</text:p>
      <text:p text:style-name="P18"><text:span text:style-name="T13">10.</text:span>Check if the default window size is correct.</text:p>
      <text:p text:style-name="P19"><text:span text:style-name="T14">11.</text:span>Check if the window is re-sizable.</text:p>
      <text:p text:style-name="P19"><text:span text:style-name="T14">12.</text:span>Check if the page load time is within the acceptable range.</text:p>
      <text:p text:style-name="P20"><text:span text:style-name="T15">13.</text:span>Check the functionality of buttons available on all pages.</text:p>
      <text:p text:style-name="P20"><text:span text:style-name="T15">14.</text:span>Check the response time for any action.</text:p>
      <text:p text:style-name="P20"><text:span text:style-name="T15">15.</text:span>Check CPU and memory usage under peak load conditions.</text:p>
      <text:p text:style-name="P20"><text:soft-page-break/><text:span text:style-name="T9">4.</text:span><text:span text:style-name="T8">Write a few Test Cases on GMail functionality. </text:span></text:p>
      <text:p text:style-name="P34"/>
      <text:p text:style-name="P2"><text:a xlink:type="simple" xlink:href="https://docs.google.com/spreadsheets/d/1HKo9SPygjUaSJ-lyGD2K1k4qvokbq1bqd2yrmz62wr8/edit?usp=sharing" text:style-name="Internet_20_link" text:visited-style-name="Visited_20_Internet_20_Link">https://docs.google.com/spreadsheets/d/1HKo9SPygjUaSJ-lyGD2K1k4qvokbq1bqd2yrmz62wr8/edit?usp=sharing</text:a></text:p>
      <text:p text:style-name="P2"/>
      <text:p text:style-name="P4"><text:span text:style-name="T1">5.</text:span>Write any 5 common ATM Machine functionality. </text:p>
      <text:p text:style-name="P21"><text:span text:style-name="T20">1.To verify that the ATM machine is reading the ATM card </text:span><text:span text:style-name="T21">and screen is displayed that prompts user to enter pin </text:span><text:span text:style-name="T20">.</text:span></text:p>
      <text:p text:style-name="P22"><text:span text:style-name="T18">2</text:span><text:span text:style-name="T19">.</text:span><text:span text:style-name="T18">To verify the number button on the keypad.</text:span></text:p>
      <text:p text:style-name="P24">3.To verify if the text displayed on screen is proper and appropriate.</text:p>
      <text:p text:style-name="P23"><text:span text:style-name="T27">4</text:span>.<text:span text:style-name="T27">To verify </text:span>the Receipt printer is printing all the details on the slip.</text:p>
      <text:p text:style-name="P6">5.<text:span text:style-name="T27">To verify</text:span> the <text:span text:style-name="T27">c</text:span>ash dispenser is dispensing correct entered cash only after entering the correct pin.</text:p>
      <text:p text:style-name="P4"/>
      <text:p text:style-name="P4"><text:span text:style-name="T1">6.</text:span>Give some examples of web applications that are used in our day to day life. </text:p>
      <text:p text:style-name="P11">1.Gmail</text:p>
      <text:p text:style-name="P11">2.Facebook</text:p>
      <text:p text:style-name="P11">3.Twitter</text:p>
      <text:p text:style-name="P11">4.Google Sheets</text:p>
      <text:p text:style-name="P11">5.Udemy</text:p>
      <text:p text:style-name="P11">6.Google Hangouts</text:p>
      <text:p text:style-name="P11">7.Instagram</text:p>
      <text:p text:style-name="P11">8.Amazon</text:p>
      <text:p text:style-name="P11">9.Pinterest</text:p>
      <text:p text:style-name="P11">10.WhatsApp</text:p>
      <text:p text:style-name="P4"/>
      <text:p text:style-name="P2"/>
      <text:p text:style-name="P2"><text:span text:style-name="T1">7.</text:span>What are the advantages of <text:span text:style-name="T1">u</text:span>sing Cookies? </text:p>
      <text:p text:style-name="P29"><text:span text:style-name="T6">Ans1.</text:span><text:span text:style-name="T5">C</text:span><text:span text:style-name="Strong_20_Emphasis"><text:span text:style-name="T31">ookies </text:span></text:span><text:span text:style-name="Strong_20_Emphasis"><text:span text:style-name="T32">are </text:span></text:span><text:span text:style-name="Strong_20_Emphasis"><text:span text:style-name="T31">persistence, </text:span></text:span><text:span text:style-name="Strong_20_Emphasis"><text:span text:style-name="T32">so w</text:span></text:span><text:span text:style-name="Strong_20_Emphasis"><text:span text:style-name="T31">hen the cookie is set on the client’s browser , it can persist for </text:span></text:span><text:span text:style-name="Strong_20_Emphasis"><text:span text:style-name="T32">a long duration</text:span></text:span><text:span text:style-name="Strong_20_Emphasis"><text:span text:style-name="T31">, </text:span></text:span><text:span text:style-name="Strong_20_Emphasis"><text:span text:style-name="T32">which</text:span></text:span><text:span text:style-name="Strong_20_Emphasis"><text:span text:style-name="T31"> makes it easy to save user preferences &amp; visit information.</text:span></text:span></text:p>
      <text:p text:style-name="P31">2.Cookies store login state of user.</text:p>
      <text:p text:style-name="P30"><text:span text:style-name="T5">3.</text:span>Cookies do not require any server resources since they are stored on the client <text:span text:style-name="T30">computer</text:span>.</text:p>
      <text:p text:style-name="P33">4.Cookies are light in size,so they occupy less memory and you do not need to send back data to server.</text:p>
      <text:p text:style-name="P30"><text:span text:style-name="T30">5.</text:span><text:span text:style-name="Strong_20_Emphasis"><text:span text:style-name="T33">The cookies are stored on the client’s hard disk so </text:span></text:span><text:span text:style-name="Strong_20_Emphasis"><text:span text:style-name="T34">if the </text:span></text:span><text:span text:style-name="Strong_20_Emphasis"><text:span text:style-name="T36">serve c</text:span></text:span><text:span text:style-name="Strong_20_Emphasis"><text:span text:style-name="T35">rashes</text:span></text:span><text:span text:style-name="Strong_20_Emphasis"><text:span text:style-name="T33"> , the cookies are still available.</text:span></text:span></text:p>
      <text:p text:style-name="P32"/>
      <text:p text:style-name="P2"/>
      <text:p text:style-name="P2"/>
      <text:p text:style-name="P2"/>
      <text:p text:style-name="P2"/>
      <text:p text:style-name="P8"/>
      <text:p text:style-name="P8"><text:soft-page-break/><text:span text:style-name="T1">8.</text:span>What is XSS and how <text:span text:style-name="T1">w</text:span>e can prevent it? </text:p>
      <text:p text:style-name="P12"><text:span text:style-name="T23">Cross Site Scripting is a vulnerability in a web application that allow a third party to execute a script in user’s browser on behalf of the web application.XSS is </text:span>a security exploit in which the attacker inserts <text:span text:style-name="T28">malicious client-side code </text:span>into webpages.Cross-site scripting works by manipulating a vulnerable web site so that it returns malicious JavaScript to users. When the malicious code executes inside a victim's browser, the attacker can fully compromise their interaction with the application.</text:p>
      <text:p text:style-name="P12"/>
      <text:p text:style-name="P14">Types of XSS:</text:p>
      <text:p text:style-name="P13"><text:span text:style-name="T16">1.Reflected XSS:</text:span>If the input has to be provided each time to execute, such XSS is called reflected.<text:span text:style-name="T29">The </text:span>the malicious script comes from the current HTTP request.<text:span text:style-name="T29">E</text:span>xample of reflected XSS is XSS in the search field.</text:p>
      <text:p text:style-name="P13"/>
      <text:p text:style-name="P13"><text:span text:style-name="T16">2.Stored XSS:</text:span><text:span text:style-name="T18">When the response containing the payload is stored on the server in such a way that the script gets executed on every visit without submission of payload, then it is identified as stored XSS</text:span><text:span text:style-name="T22">.Example of stored XSS is XSS in the comment thread.</text:span></text:p>
      <text:h text:style-name="P28" text:outline-level="2"><text:span text:style-name="T29">P</text:span>revent XSS attacks:</text:h>
      <text:p text:style-name="P15">The possibility of getting XSSed arises when a website does not properly handle the input provided to it from a user before inserting it into the response. In such a case, a crafted input can be given that when embedded in the response acts as a JS code block and is executed by the browser.</text:p>
      <text:p text:style-name="P8"><text:span text:style-name="Strong_20_Emphasis"><text:span text:style-name="T18">Filter input on arrival.</text:span></text:span><text:span text:style-name="T18"> At the point where user input is received, filter as strictly as possible based on what is expected or valid input. </text:span></text:p>
      <text:list xml:id="list3154117544" text:style-name="L1">
        <text:list-item>
          <text:p text:style-name="P36"><text:span text:style-name="Strong_20_Emphasis"><text:span text:style-name="T2">Encode data on output.</text:span></text:span><text:span text:style-name="T2"> At the point where user-controllable data is output in HTTP responses, encode the output to prevent it from being interpreted as active content. Depending on the output context, this might require applying combinations of HTML, URL, JavaScript, and CSS encoding. </text:span></text:p>
          <text:p text:style-name="P35"/>
        </text:list-item>
        <text:list-item>
          <text:p text:style-name="P36"><text:span text:style-name="Strong_20_Emphasis"><text:span text:style-name="T2">Use appropriate response headers.</text:span></text:span><text:span text:style-name="T2"> To prevent XSS in HTTP responses that aren't intended to contain any HTML or JavaScript, you can use the Content-Type and X-Content-Type-Options headers to ensure that browsers interpret the responses in the way you intend. </text:span></text:p>
          <text:p text:style-name="P36"/>
        </text:list-item>
        <text:list-item>
          <text:p text:style-name="P37"><text:span text:style-name="Strong_20_Emphasis"><text:span text:style-name="T2">Content Security Policy.</text:span></text:span><text:span text:style-name="T2"> As a last line of defense, you can use Content Security Policy (CSP) to reduce the severity of any XSS vulnerabilities that still occur. </text:span></text:p>
        </text:list-item>
        <text:list-item>
          <text:p text:style-name="P37"><text:span text:style-name="T17"><text:s/>Validating input:</text:span><text:span text:style-name="T26"> It is the process of ensuring an application is rendering the correct data and preventing malicious data from doing harm to the user’s identity and data. </text:span></text:p>
        </text:list-item>
        <text:list-item>
          <text:p text:style-name="P37"><text:span text:style-name="T10"><text:s/>Sanitizing data: </text:span><text:span text:style-name="T7">It is used to sanitize user input. It is especially helpful in sites that <text:tab/>allow <text:tab/>HTML markup, to ensure data received can do no harm to users as well as <text:tab/>your database.</text:span></text:p>
        </text:list-item>
      </text:list>
      <text:p text:style-name="P2"/>
      <text:p text:style-name="P2"/>
      <text:p text:style-name="P2"><text:span text:style-name="T1">9.</text:span>Write a few Cross Browsing Testing TCs for any website.</text:p>
      <text:p text:style-name="P2"><text:a xlink:type="simple" xlink:href="https://docs.google.com/spreadsheets/d/10CyXBhy7xbjRphBg3-58GLV8xycSresH1ix_AZ9RbWo/edit?usp=sharing" text:style-name="Internet_20_link" text:visited-style-name="Visited_20_Internet_20_Link">https://docs.google.com/spreadsheets/d/10CyXBhy7xbjRphBg3-58GLV8xycSresH1ix_AZ9RbWo/edit?usp=sharing</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2T10:10:15.760416610</meta:creation-date>
    <dc:date>2020-03-16T14:47:57.866734960</dc:date>
    <meta:editing-duration>PT4H19M45S</meta:editing-duration>
    <meta:editing-cycles>6</meta:editing-cycles>
    <meta:generator>LibreOffice/6.0.3.2$Linux_X86_64 LibreOffice_project/00m0$Build-2</meta:generator>
    <meta:document-statistic meta:table-count="1" meta:image-count="0" meta:object-count="0" meta:page-count="3" meta:paragraph-count="76" meta:word-count="975" meta:character-count="6121" meta:non-whitespace-character-count="5201"/>
  </office:meta>
</office:document-meta>
</file>